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059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059" fo:font-size="12pt" fo:font-weight="normal" officeooo:rsid="00030254" officeooo:paragraph-rsid="0003025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059" fo:font-size="12pt" fo:font-weight="bold" officeooo:rsid="00030254" officeooo:paragraph-rsid="00030254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FILE HANDLING OPERATIONS</text:p>
      <text:p text:style-name="P2">Name: Abhinav Singh Bhagtana</text:p>
      <text:p text:style-name="P2">Roll no: A-029</text:p>
      <text:p text:style-name="P2">Section: CSE-A</text:p>
      <text:p text:style-name="P2">Registration Number: 230905225</text:p>
      <text:p text:style-name="P2">Week 1</text:p>
      <text:p text:style-name="P2"/>
      <text:p text:style-name="P2">Q1.To count the number of lines and characters in a file</text:p>
      <text:p text:style-name="P2"/>
      <text:p text:style-name="P2">#include &lt;stdio.h&gt;</text:p>
      <text:p text:style-name="P2">#include &lt;stdlib.h&gt;</text:p>
      <text:p text:style-name="P2"/>
      <text:p text:style-name="P2">int main()</text:p>
      <text:p text:style-name="P2">{</text:p>
      <text:p text:style-name="P2"><text:s text:c="4"/>FILE *f;</text:p>
      <text:p text:style-name="P2"><text:s text:c="4"/>char filename[100],c;</text:p>
      <text:p text:style-name="P2"><text:s text:c="4"/>int countlines = 0;</text:p>
      <text:p text:style-name="P2"><text:s text:c="4"/>int charcount = 0;</text:p>
      <text:p text:style-name="P2"/>
      <text:p text:style-name="P2"><text:s text:c="4"/>printf("enter filename:\n");</text:p>
      <text:p text:style-name="P2"><text:s text:c="4"/>scanf("%s",filename);</text:p>
      <text:p text:style-name="P2"/>
      <text:p text:style-name="P2"><text:s text:c="4"/>if((f = fopen(filename,"r")) == NULL)</text:p>
      <text:p text:style-name="P2"><text:s text:c="4"/>{</text:p>
      <text:p text:style-name="P2"><text:s text:c="8"/>printf("%s may not exist or cannot be opened\n");</text:p>
      <text:p text:style-name="P2"><text:s text:c="8"/>exit(0);</text:p>
      <text:p text:style-name="P2"><text:s text:c="4"/>}</text:p>
      <text:p text:style-name="P2"/>
      <text:p text:style-name="P2"><text:s text:c="4"/>c = fgetc(f);</text:p>
      <text:p text:style-name="P2"><text:s text:c="4"/>charcount++;</text:p>
      <text:p text:style-name="P2"><text:s text:c="4"/>while(c != EOF)</text:p>
      <text:p text:style-name="P2"><text:s text:c="4"/>{</text:p>
      <text:p text:style-name="P2"><text:s text:c="8"/>if(c == '\n')</text:p>
      <text:p text:style-name="P2"><text:s text:c="12"/>countlines++;</text:p>
      <text:p text:style-name="P2"><text:s text:c="8"/>charcount++;</text:p>
      <text:p text:style-name="P2"><text:s text:c="8"/>c = fgetc(f);</text:p>
      <text:p text:style-name="P2"><text:s text:c="4"/>}</text:p>
      <text:p text:style-name="P2"><text:s text:c="4"/>fclose(f);</text:p>
      <text:p text:style-name="P2"><text:s text:c="4"/>printf("lines: %d\ncharacter count: %d\n",countlines,charcount);</text:p>
      <text:p text:style-name="P2"><text:s text:c="4"/>return 0;</text:p>
      <text:p text:style-name="P2">}</text:p>
      <text:p text:style-name="P2"/>
      <text:p text:style-name="P3">output:</text:p>
      <text:p text:style-name="P2"/>
      <text:p text:style-name="P2">CD_A1@CL3-26:~/Compiler Design Lab/week1/q1$ ./q1</text:p>
      <text:p text:style-name="P2">enter filename:</text:p>
      <text:p text:style-name="P2">file1</text:p>
      <text:p text:style-name="P2">lines: 3</text:p>
      <text:p text:style-name="P2">character count: 57</text:p>
      <text:p text:style-name="P2"/>
      <text:p text:style-name="P2"><text:soft-page-break/>Q2.To reverse the file contents and store in another file. Also display the size of file <text:s text:c="13"/>using file handling function.</text:p>
      <text:p text:style-name="P2">#include &lt;stdio.h&gt;</text:p>
      <text:p text:style-name="P2">#include &lt;stdlib.h&gt;</text:p>
      <text:p text:style-name="P2"/>
      <text:p text:style-name="P2">int main()</text:p>
      <text:p text:style-name="P2">{</text:p>
      <text:p text:style-name="P2"><text:tab/>FILE *f1,*f2;</text:p>
      <text:p text:style-name="P2"><text:tab/>char filename[100],c;</text:p>
      <text:p text:style-name="P2"><text:tab/>int size;</text:p>
      <text:p text:style-name="P2"><text:tab/>printf("enter filename to copy: ");</text:p>
      <text:p text:style-name="P2"><text:tab/>scanf("%s",filename);</text:p>
      <text:p text:style-name="P2"/>
      <text:p text:style-name="P2"><text:tab/>if((f1 = fopen(filename,"rb")) == NULL)</text:p>
      <text:p text:style-name="P2"><text:tab/>{</text:p>
      <text:p text:style-name="P2"><text:tab/><text:tab/>perror("file error");</text:p>
      <text:p text:style-name="P2"><text:tab/><text:tab/>return 1;</text:p>
      <text:p text:style-name="P2"><text:tab/>}</text:p>
      <text:p text:style-name="P2"/>
      <text:p text:style-name="P2"><text:tab/>printf("enter filename to write to: ");</text:p>
      <text:p text:style-name="P2"><text:tab/>scanf("%s",filename);</text:p>
      <text:p text:style-name="P2"><text:tab/></text:p>
      <text:p text:style-name="P2"><text:tab/>if((f2 = fopen(filename,"wb")) == NULL)</text:p>
      <text:p text:style-name="P2"><text:tab/>{</text:p>
      <text:p text:style-name="P2"><text:tab/><text:tab/>perror("file error");</text:p>
      <text:p text:style-name="P2"><text:tab/><text:tab/>return 1;</text:p>
      <text:p text:style-name="P2"><text:tab/>}</text:p>
      <text:p text:style-name="P2"><text:tab/></text:p>
      <text:p text:style-name="P2"><text:tab/>fseek(f1,0,SEEK_END);</text:p>
      <text:p text:style-name="P2"><text:tab/>size = ftell(f1);</text:p>
      <text:p text:style-name="P2"/>
      <text:p text:style-name="P2"><text:tab/>for(long i = size-1;i&gt;=0;i--)</text:p>
      <text:p text:style-name="P2"><text:tab/>{</text:p>
      <text:p text:style-name="P2"><text:tab/><text:tab/>fseek(f1,i,SEEK_SET);</text:p>
      <text:p text:style-name="P2"><text:tab/><text:tab/>c = fgetc(f1);</text:p>
      <text:p text:style-name="P2"><text:tab/><text:tab/>fputc(c,f2);</text:p>
      <text:p text:style-name="P2"><text:tab/>}</text:p>
      <text:p text:style-name="P2"><text:tab/>fclose(f1);</text:p>
      <text:p text:style-name="P2"><text:tab/>fclose(f2);</text:p>
      <text:p text:style-name="P2"><text:tab/>return 0;</text:p>
      <text:p text:style-name="P2">}</text:p>
      <text:p text:style-name="P3">output:</text:p>
      <text:p text:style-name="P2">CD_A1@CL3-26:~/Compiler Design Lab/week1/q2$ ./q2</text:p>
      <text:p text:style-name="P2">enter filename to copy: file1</text:p>
      <text:p text:style-name="P2">enter filename to write to: file2</text:p>
      <text:p text:style-name="P2"/>
      <text:p text:style-name="P2">contents of file1:</text:p>
      <text:p text:style-name="P2">this is file1's content</text:p>
      <text:p text:style-name="P2">first line</text:p>
      <text:p text:style-name="P2">second line</text:p>
      <text:p text:style-name="P2"><text:soft-page-break/>last line</text:p>
      <text:p text:style-name="P2"/>
      <text:p text:style-name="P2">contents of file2:</text:p>
      <text:p text:style-name="P2">enil tsal</text:p>
      <text:p text:style-name="P2">enil dnoces</text:p>
      <text:p text:style-name="P2">enil tsrif</text:p>
      <text:p text:style-name="P2">tnetnoc s'1elif si siht</text:p>
      <text:p text:style-name="P2"/>
      <text:p text:style-name="P2">Q3.That merges lines alternatively from 2 files and stores it in a resultant file.</text:p>
      <text:p text:style-name="P2">#include &lt;stdio.h&gt;</text:p>
      <text:p text:style-name="P2">#include &lt;stdlib.h&gt;</text:p>
      <text:p text:style-name="P2"/>
      <text:p text:style-name="P2">int main()</text:p>
      <text:p text:style-name="P2">{</text:p>
      <text:p text:style-name="P2"><text:tab/>FILE *f1,*f2,*f3;</text:p>
      <text:p text:style-name="P2"><text:tab/>char line1[1024],line2[1024];</text:p>
      <text:p text:style-name="P2"/>
      <text:p text:style-name="P2"><text:tab/>f1 = fopen("file1","r");</text:p>
      <text:p text:style-name="P2"><text:tab/>f2 = fopen("file2","r");</text:p>
      <text:p text:style-name="P2"><text:tab/>f3 = fopen("file3","w");</text:p>
      <text:p text:style-name="P2"/>
      <text:p text:style-name="P2"><text:tab/>if(!f1 || !f2 || !f3)</text:p>
      <text:p text:style-name="P2"><text:tab/>{</text:p>
      <text:p text:style-name="P2"><text:tab/><text:tab/>perror("file opening error");</text:p>
      <text:p text:style-name="P2"><text:tab/><text:tab/>return 1;</text:p>
      <text:p text:style-name="P2"><text:tab/>}</text:p>
      <text:p text:style-name="P2"/>
      <text:p text:style-name="P2"><text:tab/>while(fgets(line1,sizeof(line1),f1) &amp;&amp; <text:s/>fgets(line2,sizeof(line2),f2) )</text:p>
      <text:p text:style-name="P2"><text:tab/>{</text:p>
      <text:p text:style-name="P2"><text:tab/><text:tab/>fputs(line1,f3);</text:p>
      <text:p text:style-name="P2"><text:tab/><text:tab/>fputs(line2,f3);</text:p>
      <text:p text:style-name="P2"><text:tab/>}</text:p>
      <text:p text:style-name="P2"/>
      <text:p text:style-name="P2"><text:tab/>while(fgets(line1,sizeof(line1),f1))</text:p>
      <text:p text:style-name="P2"><text:tab/><text:tab/>fputs(line1,f3);</text:p>
      <text:p text:style-name="P2"><text:tab/></text:p>
      <text:p text:style-name="P2"><text:tab/>while(fgets(line2,sizeof(line2),f2))</text:p>
      <text:p text:style-name="P2"><text:tab/><text:tab/>fputs(line2,f3);</text:p>
      <text:p text:style-name="P2"/>
      <text:p text:style-name="P2"><text:tab/>printf("operation complete\n");</text:p>
      <text:p text:style-name="P2"><text:tab/>fclose(f1);</text:p>
      <text:p text:style-name="P2"><text:tab/>fclose(f2);</text:p>
      <text:p text:style-name="P2"><text:tab/>fclose(f3);</text:p>
      <text:p text:style-name="P2"><text:tab/>return 0;</text:p>
      <text:p text:style-name="P2">}</text:p>
      <text:p text:style-name="P3">output:</text:p>
      <text:p text:style-name="P2">CD_A1@CL3-26:~/Compiler Design Lab/week1/q3$ ./q3</text:p>
      <text:p text:style-name="P2">operation complete</text:p>
      <text:p text:style-name="P2"/>
      <text:p text:style-name="P2">contents of file1:</text:p>
      <text:p text:style-name="P2"><text:soft-page-break/>file1 first line</text:p>
      <text:p text:style-name="P2">file1 second line</text:p>
      <text:p text:style-name="P2">file1 third line</text:p>
      <text:p text:style-name="P2"/>
      <text:p text:style-name="P2">contents of file2:</text:p>
      <text:p text:style-name="P2">file2 first line</text:p>
      <text:p text:style-name="P2">file2 second line</text:p>
      <text:p text:style-name="P2">file3 third line</text:p>
      <text:p text:style-name="P2"/>
      <text:p text:style-name="P2">contents of file3:</text:p>
      <text:p text:style-name="P2">file1 first line</text:p>
      <text:p text:style-name="P2">file2 first line</text:p>
      <text:p text:style-name="P2">file1 second line</text:p>
      <text:p text:style-name="P2">file2 second line</text:p>
      <text:p text:style-name="P2">file1 third line</text:p>
      <text:p text:style-name="P2">file3 third li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09:55:32.276371666</meta:creation-date>
    <meta:generator>LibreOffice/7.4.7.2$Linux_X86_64 LibreOffice_project/40$Build-2</meta:generator>
    <dc:date>2026-01-06T10:05:07.311977391</dc:date>
    <meta:editing-duration>PT9M35S</meta:editing-duration>
    <meta:editing-cycles>1</meta:editing-cycles>
    <meta:document-statistic meta:table-count="0" meta:image-count="0" meta:object-count="0" meta:page-count="4" meta:paragraph-count="140" meta:word-count="354" meta:character-count="2709" meta:non-whitespace-character-count="2291"/>
  </office:meta>
</office:document-meta>
</file>